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dash" draw:stroke-dash="Fine_20_Dashed" svg:stroke-color="#333333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5" style:family="paragraph">
      <style:text-properties fo:color="#000000"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3.956cm" svg:height="13.956cm" svg:x="3.881cm" svg:y="12.983cm" svg:viewBox="0 0 13957 13957" svg:d="m6976 0c3956 0 6978 3021 6978 6976s-13954 3956-13954 0 3021-6976 6976-6976zm-6976 0zm13957 13957z">
          <text:p/>
        </draw:path>
        <draw:g>
          <draw:custom-shape draw:style-name="gr2" draw:text-style-name="P1" draw:layer="layout" svg:width="13.92cm" svg:height="5.584cm" svg:x="3.918cm" svg:y="17.4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0.859cm" svg:y1="19.962cm" svg:x2="10.859cm" svg:y2="14.379cm">
            <text:p/>
          </draw:line>
          <draw:line draw:style-name="gr4" draw:text-style-name="P1" draw:layer="layout" svg:x1="10.859cm" svg:y1="19.961cm" svg:x2="12.952cm" svg:y2="8.796cm">
            <text:p/>
          </draw:line>
          <draw:line draw:style-name="gr4" draw:text-style-name="P1" draw:layer="layout" svg:x1="10.858cm" svg:y1="19.962cm" svg:x2="8.765cm" svg:y2="10.89cm">
            <text:p/>
          </draw:line>
          <draw:custom-shape draw:style-name="gr5" draw:text-style-name="P1" draw:layer="layout" svg:width="1.615cm" svg:height="0.699cm" svg:x="12.255cm" svg:y="8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.861cm" svg:y1="19.961cm" svg:x2="4.579cm" svg:y2="12.983cm">
            <text:p/>
          </draw:line>
          <draw:line draw:style-name="gr4" draw:text-style-name="P1" draw:layer="layout" svg:x1="10.86cm" svg:y1="19.963cm" svg:x2="17.139cm" svg:y2="15.077cm">
            <text:p/>
          </draw:line>
          <draw:line draw:style-name="gr4" draw:text-style-name="P1" draw:layer="layout" svg:x1="10.86cm" svg:y1="19.963cm" svg:x2="17.139cm" svg:y2="10.89cm">
            <text:p/>
          </draw:line>
          <draw:custom-shape draw:style-name="gr6" draw:text-style-name="P1" draw:layer="layout" svg:width="1.615cm" svg:height="0.697cm" draw:transform="skewX (-0.00139626340159514) rotate (-1.01298909785851) translate (17.116cm 9.6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615cm" svg:height="0.698cm" draw:transform="skewX (-0.00279252680319041) rotate (-1.65771372354509) translate (18.145cm 13.9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613cm" svg:height="0.699cm" draw:transform="skewX (0.00139626340159519) rotate (1.44024569874545) translate (3.54cm 13.3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616cm" svg:height="0.698cm" draw:transform="skewX (0.00139626340159518) rotate (0.18605209826256) translate (7.798cm 10.3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2" draw:layer="layout" svg:width="2.212cm" svg:height="1.361cm" svg:x="9.683cm" svg:y="13.065cm">
          <draw:text-box>
            <text:p text:style-name="P2"><text:span text:style-name="T1">Surface</text:span></text:p>
            <text:p text:style-name="P2"><text:span text:style-name="T1">Normal</text:span></text:p>
          </draw:text-box>
        </draw:frame>
        <draw:frame draw:style-name="gr8" draw:text-style-name="P4" draw:layer="layout" svg:width="3.173cm" svg:height="1.361cm" svg:x="9.29cm" svg:y="21.42cm">
          <draw:text-box>
            <text:p text:style-name="P3"><text:span text:style-name="T2">Tested</text:span></text:p>
            <text:p text:style-name="P3"><text:span text:style-name="T2">Hemisphere</text:span></text:p>
          </draw:text-box>
        </draw:frame>
        <draw:frame draw:style-name="gr8" draw:text-style-name="P5" draw:layer="layout" svg:width="2.047cm" svg:height="0.806cm" svg:x="4.333cm" svg:y="8.449cm">
          <draw:text-box>
            <text:p><text:span text:style-name="T1">Surfels</text:span></text:p>
          </draw:text-box>
        </draw:frame>
        <draw:line draw:style-name="gr9" draw:text-style-name="P1" draw:layer="layout" svg:x1="4.81cm" svg:y1="9.255cm" svg:x2="4.175cm" svg:y2="11.795cm">
          <text:p/>
        </draw:line>
        <draw:line draw:style-name="gr9" draw:text-style-name="P1" draw:layer="layout" svg:x1="6.08cm" svg:y1="9.255cm" svg:x2="7.798cm" svg:y2="10.347cm">
          <text:p/>
        </draw:line>
        <draw:frame draw:style-name="gr8" draw:text-style-name="P2" draw:layer="layout" svg:width="2.564cm" svg:height="1.361cm" svg:x="7.35cm" svg:y="15.414cm">
          <draw:text-box>
            <text:p text:style-name="P3"><text:span text:style-name="T1">Sampling</text:span></text:p>
            <text:p text:style-name="P3"><text:span text:style-name="T1">Ra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 Gibson</meta:initial-creator>
    <meta:creation-date>2011-05-28T19:10:21</meta:creation-date>
    <dc:date>2011-05-29T01:40:05</dc:date>
    <dc:creator>Chris Gibson</dc:creator>
    <meta:editing-duration>PT42M2S</meta:editing-duration>
    <meta:editing-cycles>15</meta:editing-cycles>
    <meta:generator>LibreOffice/3.3$Unix LibreOffice_project/330m19$Build-202</meta:generator>
    <meta:document-statistic meta:object-count="20"/>
  </office:meta>
</office:document-meta>
</file>